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apple-system" svg:font-family="apple-system, BlinkMacSystemFont, 'Segoe UI', Roboto, 'Helvetica Neue', Arial, sans-serif, 'Apple Color Emoji', 'Segoe UI Emoji', 'Segoe UI Symbol'"/>
    <style:font-face style:name="courier new" svg:font-family="'courier new', courier, monospace"/>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fo:orphans="2" fo:widows="2"/>
    </style:style>
    <style:style style:name="P2" style:family="paragraph" style:parent-style-name="Text_20_body">
      <style:paragraph-properties fo:margin-top="0cm" fo:margin-bottom="0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3" style:family="paragraph" style:parent-style-name="Text_20_body">
      <style:paragraph-properties fo:margin-top="0cm" fo:margin-bottom="0cm" loext:contextual-spacing="false" fo:text-align="start" style:justify-single-word="false" fo:orphans="2" fo:widows="2"/>
    </style:style>
    <style:style style:name="P4"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5" style:family="paragraph" style:parent-style-name="Text_20_body" style:list-style-name="L3">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6"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7" style:family="paragraph" style:parent-style-name="Text_20_body">
      <style:paragraph-properties fo:margin-top="0cm" fo:margin-bottom="0.247cm" loext:contextual-spacing="false" fo:text-align="start" style:justify-single-word="false" fo:orphans="2" fo:widows="2"/>
      <style:text-properties fo:font-variant="normal" fo:text-transform="none" fo:color="#000000" style:font-name="apple-system" fo:font-size="21pt" fo:letter-spacing="normal" fo:font-style="normal" fo:font-weight="bold"/>
    </style:style>
    <style:style style:name="P8" style:family="paragraph" style:parent-style-name="Text_20_body">
      <style:paragraph-properties fo:margin-top="0cm" fo:margin-bottom="0.247cm" loext:contextual-spacing="false" fo:text-align="start" style:justify-single-word="false" fo:orphans="2" fo:widows="2"/>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73a3c" style:text-line-through-style="none" style:text-line-through-type="none" style:font-name="apple-system" fo:font-size="13.5pt" fo:letter-spacing="normal" fo:font-style="normal" style:text-underline-style="none" fo:font-weight="normal" style:text-blinking="false" loext:padding="0cm" loext:border="none"/>
    </style:style>
    <style:style style:name="P1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33333" style:font-name="courier new" fo:font-size="10.5pt" fo:letter-spacing="normal" fo:font-style="normal" fo:font-weight="normal"/>
    </style:style>
    <style:style style:name="P11" style:family="paragraph" style:parent-style-name="Text_20_body" style:list-style-name="L3">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12" style:family="paragraph" style:parent-style-name="Heading_20_2">
      <style:text-properties fo:font-variant="normal" fo:text-transform="none" fo:color="#373a3c" style:font-name="apple-system" fo:letter-spacing="normal" fo:font-style="normal" fo:font-weight="normal"/>
    </style:style>
    <style:style style:name="P13"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373a3c" style:font-name="inherit" fo:font-size="11.25pt" fo:letter-spacing="normal" fo:font-style="normal" fo:font-weight="normal"/>
    </style:style>
    <style:style style:name="P14" style:family="paragraph" style:parent-style-name="Heading_20_2">
      <style:paragraph-properties fo:margin-top="0cm" fo:margin-bottom="0.247cm" loext:contextual-spacing="false" fo:line-height="120%" fo:text-align="start" style:justify-single-word="false" fo:orphans="2" fo:widows="2"/>
      <style:text-properties fo:font-variant="normal" fo:text-transform="none" fo:color="#373a3c" style:font-name="inherit" fo:font-size="11.25pt" fo:letter-spacing="normal" fo:font-style="normal" fo:font-weight="normal"/>
    </style:style>
    <style:style style:name="P15" style:family="paragraph" style:parent-style-name="Table_20_Contents">
      <style:paragraph-properties fo:text-align="center" style:justify-single-word="false"/>
    </style:style>
    <style:style style:name="T1" style:family="text">
      <style:text-properties style:text-underline-style="none"/>
    </style:style>
    <style:style style:name="T2" style:family="text">
      <style:text-properties style:font-name="MathJax Math" fo:font-style="italic"/>
    </style:style>
    <style:style style:name="T3" style:family="text">
      <style:text-properties style:font-name="MathJax Math" fo:font-size="9pt" fo:font-style="italic"/>
    </style:style>
    <style:style style:name="T4" style:family="text">
      <style:text-properties style:font-name="MathJax Main"/>
    </style:style>
    <style:style style:name="T5" style:family="text">
      <style:text-properties fo:font-variant="normal" fo:text-transform="none" fo:color="#373a3c" style:font-name="apple-system" fo:font-size="11.25pt" fo:letter-spacing="normal" fo:font-style="normal" fo:font-weight="normal"/>
    </style:style>
    <style:style style:name="T6"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Control del brillo/contraste/gamma de la imagen.</text:h>
      <text:h text:style-name="P13" text:outline-level="2">Objetivos de la práctica:</text:h>
      <text:list xml:id="list3587467891" text:style-name="L1">
        <text:list-item>
          <text:p text:style-name="P4">Aprender a mejorar una imagen aplicando procesado puntual de la imagen.</text:p>
        </text:list-item>
        <text:list-item>
          <text:p text:style-name="P4">Aprender a convertir entre tipos de datos para el pixel.</text:p>
        </text:list-item>
        <text:list-item>
          <text:p text:style-name="P4">Aprender a separar/componer canales RGB.</text:p>
        </text:list-item>
        <text:list-item>
          <text:p text:style-name="P4">Aprender a utilizar una GUI con "slider" para ajustar parámetros.</text:p>
        </text:list-item>
      </text:list>
      <text:h text:style-name="P14" text:outline-level="2">Descripción básica (hasta 6p):</text:h>
      <text:p text:style-name="P2">Desarrollar un programa que carge una imagen (puede ser monocorma o en color) para ajustar el brillo, contraste y gamma de la misma según la siguiente ecuación:</text:p>
      <text:p text:style-name="P3"/>
      <text:p text:style-name="P9"><text:bookmark text:name="MathJax-Element-1-Frame"/><text:bookmark text:name="MathJax-Span-1"/><text:bookmark text:name="MathJax-Span-2"/><text:bookmark text:name="MathJax-Span-3"/><text:bookmark text:name="MathJax-Span-4"/><text:span text:style-name="T2">I</text:span><text:bookmark text:name="MathJax-Span-5"/>′<text:bookmark text:name="MathJax-Span-6"/><text:span text:style-name="T4">=</text:span><text:bookmark text:name="MathJax-Span-7"/><text:span text:style-name="T2">c</text:span><text:bookmark text:name="MathJax-Span-8"/><text:bookmark text:name="MathJax-Span-9"/><text:span text:style-name="T2">I</text:span><text:bookmark text:name="MathJax-Span-10"/><text:span text:style-name="T3">g</text:span><text:bookmark text:name="MathJax-Span-11"/><text:span text:style-name="T4">+</text:span><text:bookmark text:name="MathJax-Span-12"/><text:span text:style-name="T2">b</text:span></text:p>
      <text:p text:style-name="P3"/>
      <text:p text:style-name="P2">donde I es la imagen de entrada e I' es la imagen de salida, ambas normalizadas en el intervalo [0.0, 1.0] para ser procesadas. En la versión básica se deberá codificar una función que haga este proceso accediendo pixel por pixel a la imagen.</text:p>
      <text:p text:style-name="P3"/>
      <text:p text:style-name="P2">Además, el programa tendrá un flag '-i' en la CLI para indicar modo interactivo. En este modo el programa visualizará la imagen en una ventana junto con tres deslizadores para controlar los tres parámetros. El resultado se mostrá de forma interactiva según se modifiquen los deslizadores. Si el usuario pulsa ESC, termina sin guardar el resulado. Si pulsa cualquier otra tecla se guarda el resultado.</text:p>
      <text:p text:style-name="P3"/>
      <text:p text:style-name="P2">La CLI del operador tendrá la forma siguiente:</text:p>
      <text:p text:style-name="P1"/>
      <text:p text:style-name="P10">processImg [-i] [-c &lt;float=1.0&gt;] [-b &lt;float=0.0&gt;] [-g &lt;float=1.0&gt;] &lt;input img&gt; &lt;output img&gt;</text:p>
      <text:p text:style-name="P8"><text:span text:style-name="T5">el contraste tendrá valores en el intervalo [0, 2.0], el brillo en el intervalo[-1.0, 1.0] y gamma en el intervalo [0.0, 2.0].</text:span></text:p>
      <text:h text:style-name="P14" text:outline-level="2">Opcional:</text:h>
      <text:list xml:id="list3780890988" text:style-name="L3">
        <text:list-item>
          <text:p text:style-name="P5">(+1p) Utilizar operaciones vectoriales de OpenCV. (mantener también el código de la la versión básica que se supone que es accediendo pixel por pixel a la imagen).</text:p>
        </text:list-item>
        <text:list-item>
          <text:p text:style-name="P11">(+2p) Cuando la imagen es en color RGB, el proceso se aplicaría solo a la "iluminancia" y no al color "croma". Para ello se debe convertir la imagen de RGB al espacio de color HSV, aplicar el proceso en el canal "V" y deshacer el cambio de nuevo al espacio de color RGB. Para activar este modo de proceso añadir un flag '--luma' a la CLI.</text:p>
        </text:list-item>
        <text:list-item>
          <text:p text:style-name="P5">(+1p) Añadir un tercer argumento opcional &lt;img-mask&gt; a la CLI que representa una imagen de mascara 0/255 de forma que el procesamiento sólo afecte a los pixeles emascarados.</text:p>
        </text:list-item>
      </text:list>
      <text:p text:style-name="P7"><text:soft-page-break/>Recursos:</text:p>
      <text:list xml:id="list275616606" text:style-name="L4">
        <text:list-item>
          <text:p text:style-name="P6">Método Mat::convertTo para convertir entre tipos de pixel.</text:p>
        </text:list-item>
        <text:list-item>
          <text:p text:style-name="P6">Función cv::cvtColor para conversiones entre espacios de color.</text:p>
        </text:list-item>
        <text:list-item>
          <text:p text:style-name="P6">Funciones  cv::split and cv::merge para desentrelazar/entrelazar canales.</text:p>
        </text:list-item>
        <text:list-item>
          <text:p text:style-name="P6">Operaciones algebraicas con el tipo cv::Mat.</text:p>
        </text:list-item>
        <text:list-item>
          <text:p text:style-name="P6">Módulo OpenCV HighGui para la gestión de la interfaz gráfica de usuari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apple-system" svg:font-family="apple-system, BlinkMacSystemFont, 'Segoe UI', Roboto, 'Helvetica Neue', Arial, sans-serif, 'Apple Color Emoji', 'Segoe UI Emoji', 'Segoe UI Symbol'"/>
    <style:font-face style:name="courier new" svg:font-family="'courier new', courier, monospace"/>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5:28:15.347794214</meta:creation-date>
    <dc:date>2020-01-21T15:42:29.531704646</dc:date>
    <meta:editing-duration>PT14M20S</meta:editing-duration>
    <meta:editing-cycles>1</meta:editing-cycles>
    <meta:document-statistic meta:table-count="0" meta:image-count="0" meta:object-count="0" meta:page-count="2" meta:paragraph-count="24" meta:word-count="406" meta:character-count="2422" meta:non-whitespace-character-count="2052"/>
    <meta:generator>LibreOffice/6.0.7.3$Linux_X86_64 LibreOffice_project/00m0$Build-3</meta:generator>
  </office:meta>
</office:document-meta>
</file>